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 table:number-rows-repeated="8">
          <table:table-cell table:style-name="ce2"/>
          <table:table-cell/>
          <table:table-cell table:style-name="ce21" table:number-columns-repeated="5"/>
          <table:table-cell table:style-name="ce25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90])" office:value-type="float" office:value="330">
            <text:p>33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/05/2011</text:date>, <text:time>23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5-19T23:12:56</dc:date>
    <dc:language>fr-FR</dc:language>
    <meta:editing-cycles>202</meta:editing-cycles>
    <meta:editing-duration>P10DT17H31M59S</meta:editing-duration>
    <meta:document-statistic meta:table-count="4" meta:cell-count="509" meta:object-count="0"/>
    <meta:user-defined meta:name="Info 1"/>
    <meta:user-defined meta:name="Info 2"/>
    <meta:user-defined meta:name="Info 3"/>
    <meta:user-defined meta:name="Info 4"/>
  </office:meta>
</office:document-meta>
</file>